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29.16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45.1mm"/>
    </style:style>
    <style:style style:name="co6" style:family="table-column">
      <style:table-column-properties fo:break-before="auto" style:column-width="30.14mm"/>
    </style:style>
    <style:style style:name="co7" style:family="table-column">
      <style:table-column-properties fo:break-before="auto" style:column-width="28.15mm"/>
    </style:style>
    <style:style style:name="co8" style:family="table-column">
      <style:table-column-properties fo:break-before="auto" style:column-width="17.69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8.27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1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6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48" table:default-cell-style-name="ce8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<text:span text:style-name="T1">101</text:span><text:span text:style-name="T2">年度對議員所提地方建設建議事項處理明細表</text:span></text:p>
            </table:table-cell>
            <table:covered-table-cell table:style-name="ce9"/>
            <table:covered-table-cell table:number-columns-repeated="4" table:style-name="ce13"/>
            <table:covered-table-cell table:number-columns-repeated="2" table:style-name="ce20"/>
            <table:covered-table-cell table:style-name="ce9"/>
            <table:table-cell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<text:span text:style-name="T1">101</text:span><text:span text:style-name="T2">年</text:span><text:span text:style-name="T3">6</text:span><text:span text:style-name="T2">月止</text:span></text:p>
            </table:table-cell>
            <table:covered-table-cell table:style-name="ce9"/>
            <table:covered-table-cell table:number-columns-repeated="4" table:style-name="ce13"/>
            <table:covered-table-cell table:number-columns-repeated="2" table:style-name="ce20"/>
            <table:covered-table-cell table:style-name="ce9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<text:span text:style-name="T4">4</text:span></text:p>
            </table:table-cell>
            <table:table-cell table:style-name="ce10" office:value-type="string" calcext:value-type="string" table:number-columns-spanned="7" table:number-rows-spanned="1">
              <text:p>  (<text:span text:style-name="T7">本表為半年報</text:span><text:span text:style-name="T8">)</text:span></text:p>
            </table:table-cell>
            <table:covered-table-cell table:number-columns-repeated="6" table:style-name="ce14"/>
            <table:table-cell table:style-name="ce21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18"/>
            <table:covered-table-cell table:style-name="ce22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17" office:value-type="string" calcext:value-type="string">
              <text:p>核定金額</text:p>
            </table:table-cell>
            <table:table-cell table:style-name="ce17" office:value-type="string" calcext:value-type="string">
              <text:p>經費支用科目</text:p>
            </table:table-cell>
            <table:table-cell table:style-name="ce17" office:value-type="string" calcext:value-type="string">
              <text:p>主辦機關</text:p>
            </table:table-cell>
            <table:table-cell table:style-name="ce17" office:value-type="string" calcext:value-type="string">
              <text:p>招標方式</text:p>
            </table:table-cell>
            <table:table-cell table:style-name="ce17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calcext:value-type="string">
            <text:p>何旭昇</text:p>
          </table:table-cell>
          <table:table-cell table:style-name="ce11" office:value-type="string" calcext:value-type="string">
            <text:p>文隆農地重劃區東西幹路<text:span text:style-name="T9">2</text:span><text:span text:style-name="T10">及南北</text:span><text:span text:style-name="T11">17</text:span><text:span text:style-name="T10">路排水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1500" calcext:value-type="float">
            <text:p><text:s/>1,5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民雄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大林鎮頂員林段<text:span text:style-name="T9">249</text:span><text:span text:style-name="T10">號旁道路改善工程</text:span></text:p>
          </table:table-cell>
          <table:table-cell table:style-name="ce5" office:value-type="string" calcext:value-type="string">
            <text:p>大林鎮</text:p>
          </table:table-cell>
          <table:table-cell table:style-name="ce16" office:value-type="float" office:value="2070" calcext:value-type="float">
            <text:p><text:s/>2,070 </text:p>
          </table:table-cell>
          <table:table-cell table:style-name="ce16" office:value-type="float" office:value="1000" calcext:value-type="float">
            <text:p><text:s/>1,00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六美農地重劃區<text:span text:style-name="T9">R17</text:span><text:span text:style-name="T10">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6" office:value-type="float" office:value="650" calcext:value-type="float">
            <text:p><text:s/>65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六美農地重劃區幹路<text:span text:style-name="T9">2</text:span><text:span text:style-name="T10">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6" office:value-type="float" office:value="220" calcext:value-type="float">
            <text:p><text:s/>22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鴨母寮農地重劃區東路<text:span text:style-name="T9">11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630" calcext:value-type="float">
            <text:p><text:s/>63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松梅農地重劃區東路<text:span text:style-name="T9">27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800" calcext:value-type="float">
            <text:p><text:s/>1,8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鴨母寮農地重劃區東路<text:span text:style-name="T9">21.</text:span><text:span text:style-name="T10">佳禾農地重劃區</text:span><text:span text:style-name="T11">R4</text:span><text:span text:style-name="T10">路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400" calcext:value-type="float">
            <text:p><text:s/>1,4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大康榔農地重劃區東路<text:span text:style-name="T9">7</text:span><text:span text:style-name="T10">下段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340" calcext:value-type="float">
            <text:p><text:s/>1,34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測設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松梅農地重劃區東路<text:span text:style-name="T9">12.13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000" calcext:value-type="float">
            <text:p><text:s/>1,0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測設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1" office:value-type="string" calcext:value-type="string">
            <text:p>樹林頭農地重劃區南北幹路<text:span text:style-name="T9">14</text:span><text:span text:style-name="T10">改善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6" office:value-type="float" office:value="980" calcext:value-type="float">
            <text:p><text:s/>98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測設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梅山鄉大南村望高寮道路排水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70" calcext:value-type="float">
            <text:p><text:s/>7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寶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梅山鄉雙溪村產業道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320" calcext:value-type="float">
            <text:p><text:s/>32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梅山鄉大南村大南圳截水溝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150" calcext:value-type="float">
            <text:p><text:s/>15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梅山鄉安靖村等三村農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6" office:value-type="float" office:value="3000" calcext:value-type="float">
            <text:p><text:s/>3,000 </text:p>
          </table:table-cell>
          <table:table-cell table:style-name="ce16" office:value-type="float" office:value="1500" calcext:value-type="float">
            <text:p><text:s/>1,50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梅山鄉過山村等四村農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6" office:value-type="float" office:value="3000" calcext:value-type="float">
            <text:p><text:s/>3,000 </text:p>
          </table:table-cell>
          <table:table-cell table:style-name="ce16" office:value-type="float" office:value="1500" calcext:value-type="float">
            <text:p><text:s/>1,50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梅山鄉太平村等五村農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6" office:value-type="float" office:value="3000" calcext:value-type="float">
            <text:p><text:s/>3,000 </text:p>
          </table:table-cell>
          <table:table-cell table:style-name="ce16" office:value-type="float" office:value="1500" calcext:value-type="float">
            <text:p><text:s/>1,50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1" office:value-type="string" calcext:value-type="string">
            <text:p>振寮里萬應公旁產業道路擋土牆改善工程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6" office:value-type="float" office:value="1500" calcext:value-type="float">
            <text:p><text:s/>1,50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壕鎮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1" office:value-type="string" calcext:value-type="string">
            <text:p>溪洲農場重劃區溪墘段<text:span text:style-name="T9">289</text:span><text:span text:style-name="T10">地號道路改善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6" office:value-type="float" office:value="980" calcext:value-type="float">
            <text:p><text:s/>98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測設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1" office:value-type="string" calcext:value-type="string">
            <text:p>北新里北新段<text:span text:style-name="T9">191-1</text:span><text:span text:style-name="T10">產業道路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130" calcext:value-type="float">
            <text:p><text:s/>13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1" office:value-type="string" calcext:value-type="string">
            <text:p>後潭農地重劃區東路<text:span text:style-name="T9">46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500" calcext:value-type="float">
            <text:p><text:s/>5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1" office:value-type="string" calcext:value-type="string">
            <text:p>安仁農地重劃區東路<text:span text:style-name="T9">6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700" calcext:value-type="float">
            <text:p><text:s/>7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木根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1" office:value-type="string" calcext:value-type="string">
            <text:p>過溝農地重劃區東西<text:span text:style-name="T9">24</text:span><text:span text:style-name="T10">路</text:span><text:span text:style-name="T11">.</text:span><text:span text:style-name="T10">後潭農地重劃區東路</text:span><text:span text:style-name="T11">39.</text:span><text:span text:style-name="T10">安仁農地重劃區東路</text:span><text:span text:style-name="T11">57-2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1200" calcext:value-type="float">
            <text:p><text:s/>1,2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三駒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1" office:value-type="string" calcext:value-type="string">
            <text:p>松山村山腳段地號<text:span text:style-name="T9">336</text:span><text:span text:style-name="T10">、</text:span><text:span text:style-name="T11">348</text:span><text:span text:style-name="T10">等產業道路興建橋樑及水泥路面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500" calcext:value-type="float">
            <text:p><text:s/>50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1" office:value-type="string" calcext:value-type="string">
            <text:p>民雄排水台<text:span text:style-name="T9">1</text:span><text:span text:style-name="T10">線上游防汛道路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550" calcext:value-type="float">
            <text:p><text:s/>550 </text:p>
          </table:table-cell>
          <table:table-cell table:style-name="ce11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鹿草鄉竹山村庄內排水溝改善工程等<text:span text:style-name="T9">3</text:span><text:span text:style-name="T10">件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6" office:value-type="float" office:value="780" calcext:value-type="float">
            <text:p><text:s/>780 </text:p>
          </table:table-cell>
          <table:table-cell table:style-name="ce11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鹿草鄉光潭村貴舍排水上游護岸整建工程</text:p>
          </table:table-cell>
          <table:table-cell table:style-name="ce5" office:value-type="string" calcext:value-type="string">
            <text:p>鹿草鄉</text:p>
          </table:table-cell>
          <table:table-cell table:style-name="ce16" office:value-type="float" office:value="1350" calcext:value-type="float">
            <text:p><text:s/>1,350 </text:p>
          </table:table-cell>
          <table:table-cell table:style-name="ce16" office:value-type="float" office:value="700" calcext:value-type="float">
            <text:p><text:s/>700 </text:p>
          </table:table-cell>
          <table:table-cell table:style-name="ce11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鹿草農地重劃區西路排<text:span text:style-name="T9">2-7</text:span><text:span text:style-name="T10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6" office:value-type="float" office:value="1200" calcext:value-type="float">
            <text:p><text:s/>1,2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集揚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碧潭農地重劃區北路<text:span text:style-name="T9">1</text:span><text:span text:style-name="T10">南段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6" office:value-type="float" office:value="400" calcext:value-type="float">
            <text:p><text:s/>4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鴨母寮農地重劃區補路<text:span text:style-name="T9">1</text:span><text:span text:style-name="T10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6" office:value-type="float" office:value="250" calcext:value-type="float">
            <text:p><text:s/>25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三角農地重劃區東西三路改善工程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6" office:value-type="float" office:value="580" calcext:value-type="float">
            <text:p><text:s/>58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道將圳農地重劃區東西<text:span text:style-name="T9">20</text:span><text:span text:style-name="T10">路之</text:span><text:span text:style-name="T11">1</text:span><text:span text:style-name="T10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6" office:value-type="float" office:value="1000" calcext:value-type="float">
            <text:p><text:s/>1,0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山下農地重劃區東路<text:span text:style-name="T9">37</text:span><text:span text:style-name="T10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6" office:value-type="float" office:value="770" calcext:value-type="float">
            <text:p><text:s/>77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1" office:value-type="string" calcext:value-type="string">
            <text:p>梅山鄉大草埔段<text:span text:style-name="T9">0157-5</text:span><text:span text:style-name="T10">地號土地道路改善工程</text:span>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310" calcext:value-type="float">
            <text:p><text:s/>31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寶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1" office:value-type="string" calcext:value-type="string">
            <text:p>內林農地重劃區東路<text:span text:style-name="T9">21-1</text:span><text:span text:style-name="T10">改善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6" office:value-type="float" office:value="420" calcext:value-type="float">
            <text:p><text:s/>42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大林鎮公所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1" office:value-type="string" calcext:value-type="string">
            <text:p>安和農地重劃區東路<text:span text:style-name="T9">8</text:span><text:span text:style-name="T10">等農路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6" office:value-type="float" office:value="760" calcext:value-type="float">
            <text:p><text:s/>76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新港鄉公所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1" office:value-type="string" calcext:value-type="string">
            <text:p>後港農地重劃區東西<text:span text:style-name="T9">6</text:span><text:span text:style-name="T10">路改善工程</text:span></text:p>
          </table:table-cell>
          <table:table-cell table:style-name="ce5" office:value-type="string" calcext:value-type="string">
            <text:p>溪口鄉</text:p>
          </table:table-cell>
          <table:table-cell table:number-columns-repeated="2" table:style-name="ce16" office:value-type="float" office:value="900" calcext:value-type="float">
            <text:p><text:s/>900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三界村火光湖等<text:span text:style-name="T9">3</text:span><text:span text:style-name="T10">處農路及排水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6" office:value-type="float" office:value="1600" calcext:value-type="float">
            <text:p><text:s/>1,60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溪洲村及南鄉村農路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6" office:value-type="float" office:value="600" calcext:value-type="float">
            <text:p><text:s/>60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農地重劃區東路<text:span text:style-name="T9">24</text:span><text:span text:style-name="T10">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6" office:value-type="float" office:value="96" calcext:value-type="float">
            <text:p><text:s/>96 </text:p>
          </table:table-cell>
          <table:table-cell table:style-name="ce11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告金額十分之一以下之採購</text:p>
          </table:table-cell>
          <table:table-cell table:style-name="ce5" office:value-type="string" calcext:value-type="string">
            <text:p>成財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1" office:value-type="string" calcext:value-type="string">
            <text:p>石硦、同仁、瑞豐、東興等村產業道路及排水溝工程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6" office:value-type="float" office:value="1200" calcext:value-type="float">
            <text:p><text:s/>1,200 </text:p>
          </table:table-cell>
          <table:table-cell table:style-name="ce11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旭輝營造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3" table:number-rows-spanned="1">
            <text:p>合<text:span text:style-name="T4">          </text:span><text:span text:style-name="T5">計</text:span></text:p>
          </table:table-cell>
          <table:covered-table-cell table:style-name="ce12"/>
          <table:covered-table-cell table:style-name="ce15"/>
          <table:table-cell table:style-name="ce16" table:formula="of:=SUM([.D6:.D45])" office:value-type="float" office:value="39406" calcext:value-type="float">
            <text:p><text:s/>39,406 </text:p>
          </table:table-cell>
          <table:table-cell table:style-name="ce16" table:formula="of:=SUM([.E6:.E45])" office:value-type="float" office:value="33186" calcext:value-type="float">
            <text:p><text:s/>33,186 </text:p>
          </table:table-cell>
          <table:table-cell table:style-name="ce19"/>
          <table:table-cell table:style-name="ce16" table:number-columns-repeated="3"/>
          <table:table-cell table:number-columns-repeated="1015"/>
        </table:table-row>
        <table:table-row table:style-name="ro7">
          <table:table-cell table:style-name="ce7" office:value-type="string" calcext:value-type="string">
            <text:p>註：<text:span text:style-name="T4">1.</text:span><text:span text:style-name="T5">本表主辦機關為行政院主計處。</text:span>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>
            <text:p>　　<text:span text:style-name="T4">2.</text:span><text:span text:style-name="T5">本表第一次查填及送達期限為</text:span><text:span text:style-name="T6">7</text:span><text:span text:style-name="T5">月</text:span><text:span text:style-name="T6">20</text:span><text:span text:style-name="T5">日前。</text:span></text:p>
          </table:table-cell>
          <table:table-cell table:number-columns-repeated="1023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4.99mm" fo:margin-right="4.99mm" style:first-page-number="continue" style:scale-to="90%" style:table-centering="horizontal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q223004913</dc:creator>
    <dc:date>2012-07-18T09:18:03</dc:date>
    <meta:print-date>2012-07-16T10:55:48</meta:print-date>
    <meta:document-statistic meta:table-count="1" meta:cell-count="367" meta:object-count="0"/>
    <meta:generator>LibreOffice/5.1.2.2$Windows_x86 LibreOffice_project/d3bf12ecb743fc0d20e0be0c58ca359301eb705f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